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style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5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line-height="150%"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adora White</text:p>
      <text:p text:style-name="P1">5/5/16</text:p>
      <text:p text:style-name="P1">Jessica Williams</text:p>
      <text:p text:style-name="P1">Class 14</text:p>
      <text:p text:style-name="P2">Professional Problem 11.8</text:p>
      <text:p text:style-name="P2"/>
      <text:p text:style-name="P2">Suppose that the power series <draw:frame draw:style-name="fr1" draw:name="Object1" text:anchor-type="as-char" svg:y="-0.172in" svg:width="0.95in" svg:height="0.2327in" draw:z-index="0"><draw:object xlink:href="./Object 1" xlink:type="simple" xlink:show="embed" xlink:actuate="onLoad"/><draw:image xlink:href="./ObjectReplacements/Object 1" xlink:type="simple" xlink:show="embed" xlink:actuate="onLoad"/></draw:frame>satisfies <draw:frame draw:style-name="fr1" draw:name="Object2" text:anchor-type="as-char" svg:y="-0.1484in" svg:width="0.4429in" svg:height="0.2091in" draw:z-index="1"><draw:object xlink:href="./Object 2" xlink:type="simple" xlink:show="embed" xlink:actuate="onLoad"/><draw:image xlink:href="./ObjectReplacements/Object 2" xlink:type="simple" xlink:show="embed" xlink:actuate="onLoad"/></draw:frame>for all <text:span text:style-name="T1">n. </text:span><text:span text:style-name="T2">Show that if </text:span><text:span text:style-name="T2"><draw:frame draw:style-name="fr1" draw:name="Object3" text:anchor-type="as-char" svg:y="-0.2693in" svg:width="0.7189in" svg:height="0.442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exists, then it is equal to the radius of convergence of the power series. </text:span></text:p>
      <text:p text:style-name="P4"/>
      <text:p text:style-name="P3"><text:span text:style-name="T2">Assume that </text:span><text:span text:style-name="T2"><draw:frame draw:style-name="fr1" draw:name="Object8" text:anchor-type="as-char" svg:y="-0.2693in" svg:width="0.7189in" svg:height="0.4429in" draw:z-index="6"><draw:object xlink:href="./Object 8" xlink:type="simple" xlink:show="embed" xlink:actuate="onLoad"/><draw:image xlink:href="./ObjectReplacements/Object 8" xlink:type="simple" xlink:show="embed" xlink:actuate="onLoad"/></draw:frame></text:span><text:span text:style-name="T2">exists and is not equal to zero and let</text:span><text:span text:style-name="T2"><draw:frame draw:style-name="fr1" draw:name="Object9" text:anchor-type="as-char" svg:y="-0.2693in" svg:width="1.0126in" svg:height="0.4429in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2">We can then write when using the Ratio Test</text:span></text:p>
      <text:p text:style-name="P3"><text:span text:style-name="T2"><text:tab/></text:span><text:span text:style-name="T2"><draw:frame draw:style-name="fr1" draw:name="Object4" text:anchor-type="as-char" svg:y="-0.2799in" svg:width="2.6953in" svg:height="0.4638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5">In order for this series to converge by the Ratio Test,</text:p>
      <text:p text:style-name="P3"><text:span text:style-name="T2"><text:tab/></text:span><text:span text:style-name="T2"><draw:frame draw:style-name="fr1" draw:name="Object5" text:anchor-type="as-char" svg:y="-0.2445in" svg:width="1.0717in" svg:height="0.3937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5">Thus,</text:p>
      <text:p text:style-name="P3"><text:span text:style-name="T2"><text:tab/></text:span><text:span text:style-name="T2"><draw:frame draw:style-name="fr1" draw:name="Object6" text:anchor-type="as-char" svg:y="-0.1484in" svg:width="1.0457in" svg:height="0.183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 <text:s text:c="2"/><text:tab/></text:span></text:p>
      <text:p text:style-name="P3"><text:span text:style-name="T2">Therefore, the radius of convergence is </text:span><text:span text:style-name="T1">R</text:span><text:span text:style-name="T2"> when </text:span><text:span text:style-name="T2"><draw:frame draw:style-name="fr1" draw:name="Object10" text:anchor-type="as-char" svg:y="-0.1484in" svg:width="0.4807in" svg:height="0.1839in" draw:z-index="8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"><text:span text:style-name="T2">Now assume that</text:span><text:span text:style-name="T2"><draw:frame draw:style-name="fr1" draw:name="Object11" text:anchor-type="as-char" svg:y="-0.1484in" svg:width="0.4807in" svg:height="0.1839in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2">We can then write when using the Ratio Test that <text:s/></text:span></text:p>
      <text:p text:style-name="P3"><text:span text:style-name="T2"><text:tab/></text:span><text:span text:style-name="T2"><draw:frame draw:style-name="fr1" draw:name="Object12" text:anchor-type="as-char" svg:y="-0.2799in" svg:width="2.339in" svg:height="0.4654in" draw:z-index="10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"><text:span text:style-name="T2">Therefore, for </text:span><text:span text:style-name="T2"><draw:frame draw:style-name="fr1" draw:name="Object13" text:anchor-type="as-char" svg:y="-0.1484in" svg:width="0.422in" svg:height="0.1839in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2">the series converges only for </text:span><text:span text:style-name="T2"><draw:frame draw:style-name="fr2" draw:name="Object15" text:anchor-type="as-char" svg:y="-0.1484in" svg:width="0.4043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2">and the radius is zero, but for </text:span><text:span text:style-name="T2"><draw:frame draw:style-name="fr1" draw:name="Object14" text:anchor-type="as-char" svg:y="-0.1484in" svg:width="0.4807in" svg:height="0.1839in" draw:z-index="12"><draw:object xlink:href="./Object 14" xlink:type="simple" xlink:show="embed" xlink:actuate="onLoad"/><draw:image xlink:href="./ObjectReplacements/Object 14" xlink:type="simple" xlink:show="embed" xlink:actuate="onLoad"/></draw:frame></text:span><text:span text:style-name="T2">the radius of convergence is </text:span><text:span text:style-name="T1">R </text:span><text:span text:style-name="T2">or </text:span><text:span text:style-name="T2"><draw:frame draw:style-name="fr1" draw:name="Object7" text:anchor-type="as-char" svg:y="-0.2693in" svg:width="0.7563in" svg:height="0.4437in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5-03T18:32:38</meta:creation-date>
    <dc:date>2016-05-10T16:44:40</dc:date>
    <dc:creator>Isadora White</dc:creator>
    <meta:editing-duration>P6DT20H8M30S</meta:editing-duration>
    <meta:editing-cycles>4</meta:editing-cycles>
    <meta:generator>OpenOffice/4.1.2$Unix OpenOffice.org_project/412m3$Build-9782</meta:generator>
    <meta:printed-by>Isadora White</meta:printed-by>
    <meta:print-date>2016-05-04T19:15:19</meta:print-date>
    <meta:document-statistic meta:table-count="0" meta:image-count="0" meta:object-count="15" meta:page-count="1" meta:paragraph-count="16" meta:word-count="110" meta:character-count="607"/>
  </office:meta>
</office:document-meta>
</file>

<file path=Object 1/content.xml><?xml version="1.0" encoding="utf-8"?>
<math xmlns="http://www.w3.org/1998/Math/MathML">
  <semantics>
    <mrow>
      <mrow>
        <mo stretchy="false">∑</mo>
        <msub>
          <mi>c</mi>
          <mi>n</mi>
        </msub>
      </mrow>
      <msup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i>n</mi>
      </msup>
    </mrow>
    <annotation encoding="StarMath 5.0">sum c sub n (x-a)^n</annotation>
  </semantics>
</math>
</file>

<file path=Object 10/content.xml><?xml version="1.0" encoding="utf-8"?>
<math xmlns="http://www.w3.org/1998/Math/MathML">
  <semantics>
    <mrow>
      <mrow>
        <mi>R</mi>
        <mo stretchy="false">≠</mo>
        <mn>0</mn>
      </mrow>
      <mtext>.</mtext>
    </mrow>
    <annotation encoding="StarMath 5.0">R neq 0"."</annotation>
  </semantics>
</math>
</file>

<file path=Object 11/content.xml><?xml version="1.0" encoding="utf-8"?>
<math xmlns="http://www.w3.org/1998/Math/MathML">
  <semantics>
    <mrow>
      <mrow>
        <mi>R</mi>
        <mo stretchy="false">=</mo>
        <mn>0</mn>
      </mrow>
      <mtext>.</mtext>
    </mrow>
    <annotation encoding="StarMath 5.0">R = 0  "."</annotation>
  </semantics>
</math>
</file>

<file path=Object 12/content.xml><?xml version="1.0" encoding="utf-8"?>
<math xmlns="http://www.w3.org/1998/Math/MathML">
  <semantics>
    <mrow>
      <mrow>
        <mrow>
          <mrow>
            <munder>
              <mi>lim</mi>
              <mrow>
                <mi>n</mi>
                <mo stretchy="false">→</mo>
                <mo stretchy="false">∞</mo>
              </mrow>
            </munder>
            <mfenced open="∣" close="∣">
              <mrow>
                <mfrac>
                  <mn>1</mn>
                  <mi>R</mi>
                </mfrac>
              </mrow>
            </mfenced>
          </mrow>
          <mo stretchy="false">∗</mo>
          <mrow>
            <munder>
              <mi>lim</mi>
              <mrow>
                <mi>n</mi>
                <mo stretchy="false">→</mo>
                <mo stretchy="false">∞</mo>
              </mrow>
            </munder>
            <mfenced open="∣" close="∣">
              <mrow>
                <mfrac>
                  <msup>
                    <mrow>
                      <mo stretchy="false">(</mo>
                      <mrow>
                        <mrow>
                          <mi>x</mi>
                          <mo stretchy="false">−</mo>
                          <mi>a</mi>
                        </mrow>
                      </mrow>
                      <mo stretchy="false">)</mo>
                    </mrow>
                    <mrow>
                      <mrow>
                        <mi>n</mi>
                        <mo stretchy="false">+</mo>
                        <mn>1</mn>
                      </mrow>
                    </mrow>
                  </msup>
                  <msup>
                    <mrow>
                      <mo stretchy="false">(</mo>
                      <mrow>
                        <mrow>
                          <mi>x</mi>
                          <mo stretchy="false">−</mo>
                          <mi>a</mi>
                        </mrow>
                      </mrow>
                      <mo stretchy="false">)</mo>
                    </mrow>
                    <mi>n</mi>
                  </msup>
                </mfrac>
              </mrow>
            </mfenced>
          </mrow>
        </mrow>
        <mo stretchy="false">=</mo>
        <mo stretchy="false">∞</mo>
      </mrow>
      <mtext>, </mtext>
      <mrow>
        <mi>x</mi>
        <mo stretchy="false">≠</mo>
        <mi>a</mi>
      </mrow>
    </mrow>
    <annotation encoding="StarMath 5.0">lim from n toward infinity abs {1 over R} * lim from n toward infinity abs {(x-a)^{n+1} over (x-a)^n} = infinity ", " x neq a</annotation>
  </semantics>
</math>
</file>

<file path=Object 13/content.xml><?xml version="1.0" encoding="utf-8"?>
<math xmlns="http://www.w3.org/1998/Math/MathML">
  <semantics>
    <mrow>
      <mrow>
        <mi>R</mi>
        <mo stretchy="false">=</mo>
        <mn>0</mn>
      </mrow>
    </mrow>
    <annotation encoding="StarMath 5.0">R = 0 </annotation>
  </semantics>
</math>
</file>

<file path=Object 14/content.xml><?xml version="1.0" encoding="utf-8"?>
<math xmlns="http://www.w3.org/1998/Math/MathML">
  <semantics>
    <mrow>
      <mrow>
        <mi>R</mi>
        <mo stretchy="false">≠</mo>
        <mn>0</mn>
      </mrow>
      <mtext>,</mtext>
    </mrow>
    <annotation encoding="StarMath 5.0">R neq 0 ","</annotation>
  </semantics>
</math>
</file>

<file path=Object 15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 = a</annotation>
  </semantics>
</math>
</file>

<file path=Object 2/content.xml><?xml version="1.0" encoding="utf-8"?>
<math xmlns="http://www.w3.org/1998/Math/MathML">
  <semantics>
    <mrow>
      <mrow>
        <msub>
          <mi>c</mi>
          <mi>n</mi>
        </msub>
        <mo stretchy="false">≠</mo>
        <mn>0</mn>
      </mrow>
    </mrow>
    <annotation encoding="StarMath 5.0">c sub n neq 0</annotation>
  </semantics>
</math>
</file>

<file path=Object 3/content.xml><?xml version="1.0" encoding="utf-8"?>
<math xmlns="http://www.w3.org/1998/Math/MathML">
  <semantics>
    <mrow>
      <mrow>
        <munder>
          <mi>lim</mi>
          <mrow>
            <mi>n</mi>
            <mo stretchy="false">→</mo>
            <mo stretchy="false">∞</mo>
          </mrow>
        </munder>
        <mfenced open="∣" close="∣">
          <mrow>
            <mfrac>
              <msub>
                <mi>c</mi>
                <mi>n</mi>
              </msub>
              <msub>
                <mi>c</mi>
                <mrow>
                  <mrow>
                    <mi>n</mi>
                    <mo stretchy="false">+</mo>
                    <mn>1</mn>
                  </mrow>
                </mrow>
              </msub>
            </mfrac>
          </mrow>
        </mfenced>
      </mrow>
    </mrow>
    <annotation encoding="StarMath 5.0">lim from n toward infinity abs {c sub n over c sub {n+1}}</annotation>
  </semantics>
</math>
</file>

<file path=Object 4/content.xml><?xml version="1.0" encoding="utf-8"?>
<math xmlns="http://www.w3.org/1998/Math/MathML">
  <semantics>
    <mrow>
      <mrow>
        <mrow>
          <mrow>
            <munder>
              <mi>lim</mi>
              <mrow>
                <mi>n</mi>
                <mo stretchy="false">→</mo>
                <mo stretchy="false">∞</mo>
              </mrow>
            </munder>
            <mfenced open="∣" close="∣">
              <mrow>
                <mfrac>
                  <msub>
                    <mi>c</mi>
                    <mrow>
                      <mrow>
                        <mi>n</mi>
                        <mo stretchy="false">+</mo>
                        <mn>1</mn>
                      </mrow>
                    </mrow>
                  </msub>
                  <msub>
                    <mi>c</mi>
                    <mi>n</mi>
                  </msub>
                </mfrac>
              </mrow>
            </mfenced>
          </mrow>
          <mo stretchy="false">∗</mo>
          <mrow>
            <munder>
              <mi>lim</mi>
              <mrow>
                <mi>n</mi>
                <mo stretchy="false">→</mo>
                <mo stretchy="false">∞</mo>
              </mrow>
            </munder>
            <mfenced open="∣" close="∣">
              <mrow>
                <mfrac>
                  <msup>
                    <mrow>
                      <mo stretchy="false">(</mo>
                      <mrow>
                        <mrow>
                          <mi>x</mi>
                          <mo stretchy="false">−</mo>
                          <mi>a</mi>
                        </mrow>
                      </mrow>
                      <mo stretchy="false">)</mo>
                    </mrow>
                    <mrow>
                      <mrow>
                        <mi>n</mi>
                        <mo stretchy="false">+</mo>
                        <mn>1</mn>
                      </mrow>
                    </mrow>
                  </msup>
                  <msup>
                    <mrow>
                      <mo stretchy="false">(</mo>
                      <mrow>
                        <mrow>
                          <mi>x</mi>
                          <mo stretchy="false">−</mo>
                          <mi>a</mi>
                        </mrow>
                      </mrow>
                      <mo stretchy="false">)</mo>
                    </mrow>
                    <mi>n</mi>
                  </msup>
                </mfrac>
              </mrow>
            </mfenced>
          </mrow>
        </mrow>
        <mo stretchy="false">=</mo>
        <mfenced open="∣" close="∣">
          <mrow>
            <mrow>
              <mfrac>
                <mn>1</mn>
                <mi>R</mi>
              </mfrac>
              <mo stretchy="false">∗</mo>
              <mrow>
                <mo stretchy="false">(</mo>
                <mrow>
                  <mrow>
                    <mi>x</mi>
                    <mo stretchy="false">−</mo>
                    <mi>a</mi>
                  </mrow>
                </mrow>
                <mo stretchy="false">)</mo>
              </mrow>
            </mrow>
          </mrow>
        </mfenced>
      </mrow>
    </mrow>
    <annotation encoding="StarMath 5.0">lim from n toward infinity abs {c sub {n+1} over c sub n}* lim from n toward infinity abs {(x-a)^{n+1} over (x-a)^n} = abs {1 over R * (x-a) }</annotation>
  </semantics>
</math>
</file>

<file path=Object 5/content.xml><?xml version="1.0" encoding="utf-8"?>
<math xmlns="http://www.w3.org/1998/Math/MathML">
  <semantics>
    <mrow>
      <mrow>
        <mfenced open="∣" close="∣">
          <mrow>
            <mrow>
              <mrow>
                <mfrac>
                  <mn>1</mn>
                  <mi>R</mi>
                </mfrac>
              </mrow>
              <mo stretchy="false">∗</mo>
              <mrow>
                <mo stretchy="false">(</mo>
                <mrow>
                  <mrow>
                    <mi>x</mi>
                    <mo stretchy="false">−</mo>
                    <mi>a</mi>
                  </mrow>
                </mrow>
                <mo stretchy="false">)</mo>
              </mrow>
            </mrow>
          </mrow>
        </mfenced>
        <mo stretchy="false">&lt;</mo>
        <mn>1</mn>
      </mrow>
    </mrow>
    <annotation encoding="StarMath 5.0">abs {{1 over R} * (x-a)} &lt; 1</annotation>
  </semantics>
</math>
</file>

<file path=Object 6/content.xml><?xml version="1.0" encoding="utf-8"?>
<math xmlns="http://www.w3.org/1998/Math/MathML">
  <semantics>
    <mrow>
      <mrow>
        <mrow>
          <mrow>
            <mo stretchy="false">−</mo>
            <mi>R</mi>
          </mrow>
          <mo stretchy="false">&lt;</mo>
          <mrow>
            <mi>x</mi>
            <mo stretchy="false">−</mo>
            <mi>a</mi>
          </mrow>
        </mrow>
        <mo stretchy="false">&lt;</mo>
        <mi>R</mi>
      </mrow>
    </mrow>
    <annotation encoding="StarMath 5.0">-R  &lt; x - a  &lt; R</annotation>
  </semantics>
</math>
</file>

<file path=Object 7/content.xml><?xml version="1.0" encoding="utf-8"?>
<math xmlns="http://www.w3.org/1998/Math/MathML">
  <semantics>
    <mrow>
      <mrow>
        <munder>
          <mi>lim</mi>
          <mrow>
            <mi>n</mi>
            <mo stretchy="false">→</mo>
            <mo stretchy="false">∞</mo>
          </mrow>
        </munder>
        <mfenced open="∣" close="∣">
          <mrow>
            <mfrac>
              <msub>
                <mi>c</mi>
                <mi>n</mi>
              </msub>
              <msub>
                <mi>c</mi>
                <mrow>
                  <mrow>
                    <mi>n</mi>
                    <mo stretchy="false">+</mo>
                    <mn>1</mn>
                  </mrow>
                </mrow>
              </msub>
            </mfrac>
          </mrow>
        </mfenced>
      </mrow>
      <mtext>.</mtext>
    </mrow>
    <annotation encoding="StarMath 5.0">lim from n toward infinity abs {c sub n over c sub {n+1}} "."</annotation>
  </semantics>
</math>
</file>

<file path=Object 8/content.xml><?xml version="1.0" encoding="utf-8"?>
<math xmlns="http://www.w3.org/1998/Math/MathML">
  <semantics>
    <mrow>
      <mrow>
        <munder>
          <mi>lim</mi>
          <mrow>
            <mi>n</mi>
            <mo stretchy="false">→</mo>
            <mo stretchy="false">∞</mo>
          </mrow>
        </munder>
        <mfenced open="∣" close="∣">
          <mrow>
            <mfrac>
              <msub>
                <mi>c</mi>
                <mi>n</mi>
              </msub>
              <msub>
                <mi>c</mi>
                <mrow>
                  <mrow>
                    <mi>n</mi>
                    <mo stretchy="false">+</mo>
                    <mn>1</mn>
                  </mrow>
                </mrow>
              </msub>
            </mfrac>
          </mrow>
        </mfenced>
      </mrow>
    </mrow>
    <annotation encoding="StarMath 5.0">lim from n toward infinity abs {c sub n over c sub {n+1}} </annotation>
  </semantics>
</math>
</file>

<file path=Object 9/content.xml><?xml version="1.0" encoding="utf-8"?>
<math xmlns="http://www.w3.org/1998/Math/MathML">
  <semantics>
    <mrow>
      <mrow>
        <mi>R</mi>
        <mo stretchy="false">=</mo>
        <mrow>
          <munder>
            <mi>lim</mi>
            <mrow>
              <mi>n</mi>
              <mo stretchy="false">→</mo>
              <mo stretchy="false">∞</mo>
            </mrow>
          </munder>
          <mfenced open="∣" close="∣">
            <mrow>
              <mfrac>
                <msub>
                  <mi>c</mi>
                  <mi>n</mi>
                </msub>
                <msub>
                  <mi>c</mi>
                  <mrow>
                    <mrow>
                      <mi>n</mi>
                      <mo stretchy="false">+</mo>
                      <mn>1</mn>
                    </mrow>
                  </mrow>
                </msub>
              </mfrac>
            </mrow>
          </mfenced>
        </mrow>
      </mrow>
      <mtext>.</mtext>
    </mrow>
    <annotation encoding="StarMath 5.0">R = lim from n toward infinity abs {c sub n over c sub {n+1}} "." </annotation>
  </semantics>
</math>
</file>